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ff66" draw:textarea-vertical-align="middle" draw:auto-grow-height="false" fo:min-height="6.442cm" fo:min-width="6.837cm"/>
    </style:style>
    <style:style style:name="P1" style:family="paragraph">
      <loext:graphic-properties draw:fill-color="#00ff66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9.431cm" svg:height="20.066cm" svg:x="0.481cm" svg:y="0.15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10:03:47.485767396</meta:creation-date>
    <dc:date>2017-05-03T10:06:24.217872743</dc:date>
    <meta:editing-duration>PT2M37S</meta:editing-duration>
    <meta:editing-cycles>1</meta:editing-cycles>
    <meta:document-statistic meta:object-count="1"/>
    <meta:generator>LibreOffice/5.1.6.2$Linux_X86_64 LibreOffice_project/10m0$Build-2</meta:generator>
  </office:meta>
</office:document-meta>
</file>